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BindingResult.getActual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indingResul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indingResult.MapBindingResult( Map &lt; ? , ? &gt;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BindingResult.getTar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